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Criterios para seleccionar repositorios de datos abiertos en investigación educativa</text:p>
      <text:p text:style-name="Text_20_body"><text:span text:style-name="T1">Keywords—</text:span> research-tools, online-catalogs, metadata, data-use, archive</text:p>
      <text:h text:style-name="Heading_20_1" text:outline-level="1"><text:bookmark-start text:name="introducción"/>Introducción<text:bookmark-end text:name="introducción"/></text:h>
      <text:p text:style-name="First_20_paragraph">En la era digital actual, el movimiento de ciencia abierta ha reconfigurado profundamente los paradigmas de producción y circulación del conocimiento científico. Dentro de este marco transformador, el acceso público a los datos de investigación emerge como un componente estratégico fundamental, particularmente en el campo educativo donde la transparencia metodológica y la posibilidad de reanálisis cobran especial relevancia pedagógica y social. La UNESCO (UNESCO 2021, 10) conceptualiza los datos abiertos de investigación como aquellos que deben estar “disponibles de manera oportuna, en un formato fácil de utilizar, legible y modificable por personas y máquinas”, articulándose bajo los principios FAIR (Fáciles de encontrar, Accesibles, Interoperables y Reutilizables) que han sido ampliamente adoptados por la comunidad científica internacional.<text:line-break/>Esta aproximación normativa no solo robustece los pilares de transparencia y reproducibilidad que sustentan el método científico (OECD 2020), sino que además facilita el análisis secundario y contribuye al impacto social del conocimiento ((European Commission 2016); (Wilkinson et al. 2016)). Los beneficios potenciales son particularmente significativos en el ámbito educativo, donde la posibilidad de contrastar resultados entre diferentes contextos socioculturales y sistemas pedagógicos podría generar insights transformadores para las políticas públicas en educación.<text:line-break/>Ante este panorama promisorio, organismos internacionales como la (UNESCO 2021) y la (OECD 2020) han impulsado políticas que fomentan el uso de repositorios digitales especializados para el almacenamiento, preservación y diseminación ética de datos científicos. Como argumentan (Borgman, Scharnhorst, and Golshan 2018), estas infraestructuras digitales han dejado de ser meros almacenes de información para convertirse en nodos fundamentales de las redes contemporáneas de producción de conocimiento, facilitando no solo el acceso sino también la interoperabilidad y el enriquecimiento progresivo de los datasets mediante sucesivas reutilizaciones. En esta misma línea, la reciente conceptualización de (Ávila Barrientos 2024, 27) enfatiza su rol como sistemas dinámicos que permiten “almacenar, organizar, recuperar y acceder a conjuntos de datos de diversa naturaleza temática y tipológica”, constituyéndose así en motores esenciales para la ciencia abierta.<text:line-break/>No obstante, como advierte (Borgman 2016) en su análisis sobre las ecologías del conocimiento, los datos solo alcanzan su pleno valor científico cuando se integran en ecosistemas robustos que articulen coherentemente dimensiones técnicas, prácticas comunitarias e institucionales. Precisamente esta articulación presenta desafíos particulares en el ámbito educativo y de ciencias sociales, donde, como documentan (Krähmer, Schächtele, and Schneck 2023) y (Gray 2023), la disponibilidad de repositorios disciplinares especializados palidece en comparación con otras áreas del conocimiento. Esta disparidad resulta paradójica si consideramos la complejidad intrínseca de los datos educativos, que abarcan desde mediciones cuantitativas estandarizadas hasta registros etnográficos profundamente contextualizados, frecuentemente conteniendo información sensible sobre menores de edad en entornos escolares específicos ((Gomes et al. 2022)).<text:line-break/>Los principios FAIR ((Wilkinson et al. 2016)) y TRUST ((Lin et al. 2020)) constituyen marcos de referencia valiosos para evaluar la calidad de los repositorios científicos. La exhaustiva caracterización de (Behnke et al. 2020) detalla cómo estos incluyen tanto requerimientos organizacionales (como políticas claras de gestión de datos y soporte para formatos estándar) como técnicos (desde metadatos granularizados hasta sistemas de identificadores persistentes). Sin embargo, su implementación en investigación educativa enfrenta obstáculos específicos, especialmente cuando se trabaja con datos cualitativos que como destaca (Antonio et al. 2019), demandan niveles excepcionales de contextualización y mecanismos especializados de protección ética que muchos repositorios generalistas no están preparados para ofrecer.<text:line-break/>Frente a estos desafíos, iniciativas como re3data (Pampel 2013) han buscado crear catálogos integrados que faciliten la localización y evaluación de repositorios especializados.<text:line-break/>No obstante, la aplicación de estos principios enfrenta retos particulares en disciplinas como la educación y las ciencias sociales, donde la heterogeneidad, sensibilidad y complejidad de los datos dificultan la estandarización y la creación de infraestructuras especializadas. La escasez de repositorios disciplinares en estas áreas, sumada a desafíos éticos, legales y culturales, obliga a los investigadores a recurrir mayoritariamente a repositorios institucionales o generalistas, que no siempre satisfacen los requerimientos específicos para la gestión óptima de datos educativos y sociales.<text:line-break/>Frente a este panorama, la selección informada de repositorios se vuelve un desafío crucial. Los catálogos de repositorios, como re3data, emergen como herramientas clave para buscar, filtrar y evaluar opciones según criterios técnicos, éticos y disciplinares. Este artículo analiza las particularidades de la publicación de datos en educación y ciencias sociales, y explora el papel de los catálogos de repositorios en la toma de decisiones informadas, con el objetivo de fortalecer la cultura de datos abiertos y contribuir al avance de la ciencia abierta en estas disciplinas.<text:line-break/></text:p>
      <text:h text:style-name="Heading_20_1" text:outline-level="1"><text:bookmark-start text:name="método"/>Método<text:bookmark-end text:name="método"/></text:h>
      <text:p text:style-name="First_20_paragraph">Este estudio se orienta a responder la pregunta de investigación: <text:span text:style-name="T2">¿qué características de un repositorio de datos de investigación son valoradas por los investigadores educativos al momento de publicar sus colecciones de datos?</text:span>. Para abordar esta interrogante, se diseñó una metodología mixta que integra enfoques cualitativos y cuantitativos, permitiendo una comprensión integral del fenómeno estudiado.<text:line-break/></text:p>
      <text:h text:style-name="Heading_20_2" text:outline-level="2"><text:bookmark-start text:name="revisión-bibliográfica"/>Revisión Bibliográfica<text:bookmark-end text:name="revisión-bibliográfica"/></text:h>
      <text:p text:style-name="First_20_paragraph">Se realizó una revisión de la literatura para identificar las necesidades y preferencias de los investigadores educativos en relación con la publicación de datos. Esta revisión se centró en estudios que abordan las barreras para el intercambio de datos, las estrategias propuestas para superarlas y los factores que influyen en la elección de repositorios por parte de los investigadores.<text:line-break/>La revisión bibliográfica incluyó la búsqueda y el análisis de artículos científicos, informes técnicos, libros y otras publicaciones relevantes en bases de datos académicas, bibliotecas digitales y repositorios institucionales. Se utilizaron términos de búsqueda como “repositorios de datos de investigación”, “gestión de datos”, “ciencia abierta”, “principios FAIR”, “metadatos”, “intercambio de datos”, “barreras para compartir datos” y “criterios de selección de repositorios”.<text:line-break/>Estudios como el de (Barczak et al. 2022) señalan que, si bien la mayoría de los investigadores se muestran abiertos a compartir sus datos cuando se les solicita, el intercambio de datos no es una práctica generalizada. (Barczak et al. 2022) proponen que, para abordar esta problemática, se deben establecer mecanismos institucionales, como incentivos para el intercambio de datos y políticas de revistas que requieran la divulgación de datos para las publicaciones. También sugieren brindar apoyo administrativo a los investigadores en la preparación de los datos.<text:line-break/>Investigaciones centradas en el contexto educativo, como la de (Casali, Fernández, and Martínez 2022), indican que existe un desconocimiento significativo sobre los repositorios de datos abiertos entre los investigadores del área. (Casali, Fernández, and Martínez 2022) también identifican una actitud positiva de los investigadores hacia la publicación de sus datos, pero señalan la necesidad de políticas nacionales y programas institucionales que promuevan esta práctica. Además, destacan barreras como el tiempo y el esfuerzo requeridos para compartir los datos, la falta de financiamiento para la estandarización de los datos y las restricciones relacionadas con la seguridad y la confidencialidad de los datos.<text:line-break/></text:p>
      <text:h text:style-name="Heading_20_2" text:outline-level="2"><text:bookmark-start text:name="consulta-a-expertos"/>Consulta a Expertos<text:bookmark-end text:name="consulta-a-expertos"/></text:h>
      <text:p text:style-name="First_20_paragraph">Para complementar y enriquecer la revisión bibliográfica, se realizó una consulta semiestructurada a un experto en gestión de repositorios de datos, con amplia experiencia en la creación y administración de repositorios institucionales. Esta entrevista permitió obtener una perspectiva práctica y actualizada sobre los requerimientos, desafíos y expectativas de los investigadores al publicar datos, así como sobre las funcionalidades y limitaciones de las plataformas existentes. La modalidad semiestructurada facilitó la exploración profunda de temas relevantes, sin restringir la espontaneidad del diálogo, lo que contribuyó a validar y ampliar los hallazgos teóricos con evidencia empírica y experiencia directa.<text:line-break/></text:p>
      <text:h text:style-name="Heading_20_2" text:outline-level="2"><text:bookmark-start text:name="análisis-de-catálogos-de-repositorios"/>Análisis de Catálogos de Repositorios<text:bookmark-end text:name="análisis-de-catálogos-de-repositorios"/></text:h>
      <text:p text:style-name="First_20_paragraph">Se llevó a cabo un análisis cuantitativo comparativo de los principales catálogos globales de repositorios de datos, con el objetivo de evaluar las características técnicas, organizativas y funcionales que ofrecen estas plataformas.<text:line-break/>Este análisis se basó en el trabajo del Data Repository Attributes Working Group<text:note text:id="ftn0" text:note-class="footnote"><text:note-citation>1</text:note-citation><text:note-body><text:p text:style-name="Footnote"><text:a xlink:type="simple" xlink:href="https://www.rd-alliance.org/groups/data-repository-attributes-wg/" office:name=""><text:span text:style-name="Definition">https://www.rd-alliance.org/groups/data-repository-attributes-wg/</text:span></text:a></text:p></text:note-body></text:note>, que detalla los atributos más relevantes para la evaluación de repositorios de datos de investigación.<text:line-break/>Los catálogos analizados fueron:</text:p>
      <text:list text:style-name="L1">
        <text:list-item>
          <text:p text:style-name="P1"><text:span text:style-name="T3">OpenDOAR</text:span>: Directorio global de repositorios de acceso abierto que ofrece acceso a recursos y productos académicos, incluyendo repositorios de datos.</text:p>
        </text:list-item>
        <text:list-item>
          <text:p text:style-name="P1"><text:span text:style-name="T3">ROAR</text:span>: Registro de repositorios de acceso abierto, con información recopilada de diversas fuentes, incluyendo OpenDOAR.</text:p>
        </text:list-item>
        <text:list-item>
          <text:p text:style-name="P1"><text:span text:style-name="T3">OpenAIRE</text:span>: Servicio que interconecta varios catálogos y proporciona información sobre las relaciones entre repositorios, autores, instituciones y agencias de financiación.</text:p>
        </text:list-item>
        <text:list-item>
          <text:p text:style-name="P1"><text:span text:style-name="T3">FAIRshar</text:span>: Portal web que describe estándares, bases de datos y políticas de datos, con un enfoque en los principios FAIR.</text:p>
        </text:list-item>
        <text:list-item>
          <text:p text:style-name="P1"><text:span text:style-name="T3">Repository Finder</text:span>: Interfaz web de consulta para el PID Graph, que recopila información sobre recursos académicos y sus interconexiones.</text:p>
        </text:list-item>
        <text:list-item>
          <text:p text:style-name="P1"><text:span text:style-name="T3">Re3data</text:span>: Registro global de repositorios de datos de investigación de diferentes disciplinas académicas, recomendado por DataCite y requerido por OpenAIRE.</text:p>
        </text:list-item>
      </text:list>
      <text:p text:style-name="First_20_paragraph">El análisis se basó en los atributos definidos por (Witt et al. 2024), que incluyen aspectos como asignación de identificadores persistentes, soporte para metadatos, interoperabilidad, políticas de licenciamiento, sostenibilidad y cumplimiento normativo. Se evaluó también la disponibilidad de interfaces de programación (API) para la extracción automatizada de información, un factor clave para la integración y actualización continua de datos.<text:line-break/></text:p>
      <text:h text:style-name="Heading_20_2" text:outline-level="2"><text:bookmark-start text:name="triangulación-y-validación"/>Triangulación y Validación<text:bookmark-end text:name="triangulación-y-validación"/></text:h>
      <text:p text:style-name="First_20_paragraph">La combinación de estos tres métodos, revisión bibliográfica, consulta a experto y análisis cuantitativo de catálogos, permitió triangular la información, aumentando la validez y confiabilidad de los resultados. Este enfoque metodológico integral facilitó la identificación de criterios técnicos y prácticos relevantes para la selección de repositorios, alineados con las necesidades reales de los investigadores educativos y las mejores prácticas internacionales en gestión de datos.<text:line-break/>En conjunto, esta metodología robusta garantiza que las conclusiones y recomendaciones derivadas del estudio estén fundamentadas en evidencia diversa, actualizada y pertinente, contribuyendo así a fortalecer la infraestructura y cultura de datos abiertos en la investigación educativa.<text:line-break/></text:p>
      <text:h text:style-name="Heading_20_1" text:outline-level="1"><text:bookmark-start text:name="resultados"/>Resultados<text:bookmark-end text:name="resultados"/></text:h>
      <text:p text:style-name="First_20_paragraph">Esta sección presenta los resultados obtenidos a partir de la revisión bibliográfica, la consulta a expertos y el análisis de catálogos de repositorios.</text:p>
      <text:h text:style-name="Heading_20_2" text:outline-level="2"><text:bookmark-start text:name="revisión-bibliográfica-1"/>Revisión Bibliográfica<text:bookmark-end text:name="revisión-bibliográfica-1"/></text:h>
      <text:p text:style-name="First_20_paragraph">La revisión bibliográfica permitió identificar varios factores que influyen en la elección de repositorios por parte de los investigadores. Entre ellos, se destacan:</text:p>
      <text:list text:style-name="L2">
        <text:list-item>
          <text:p text:style-name="P2"><text:span text:style-name="T2">Reputación del repositorio</text:span>: Los investigadores tienden a preferir repositorios con buena reputación y reconocimiento dentro de su comunidad científica.</text:p>
        </text:list-item>
        <text:list-item>
          <text:p text:style-name="P2"><text:span text:style-name="T2">Facilidad de uso</text:span>: La interfaz del repositorio debe ser intuitiva y fácil de navegar, tanto para depositar como para acceder a los datos.</text:p>
        </text:list-item>
        <text:list-item>
          <text:p text:style-name="P2"><text:span text:style-name="T2">Disponibilidad de metadatos</text:span>: La existencia de metadatos completos y bien estructurados es crucial para facilitar la búsqueda y el descubrimiento de los datos.</text:p>
        </text:list-item>
        <text:list-item>
          <text:p text:style-name="P2"><text:span text:style-name="T2">Cumplimiento de los principios FAIR</text:span>: Los repositorios que cumplen con los principios FAIR (Encontrables, Accesibles, Interoperables, Reutilizables) son altamente valorados, ya que garantizan la accesibilidad y la reutilización de los datos.</text:p>
        </text:list-item>
        <text:list-item>
          <text:p text:style-name="P2"><text:span text:style-name="T2">Servicios de preservación a largo plazo</text:span>: Los investigadores buscan repositorios que aseguren la preservación de sus datos a lo largo del tiempo, garantizando su disponibilidad futura.</text:p>
        </text:list-item>
        <text:list-item>
          <text:p text:style-name="P2"><text:span text:style-name="T2">Apoyo técnico</text:span>: Un buen soporte técnico, que incluya documentación clara y asistencia personalizada, es fundamental para facilitar el uso del repositorio.</text:p>
        </text:list-item>
      </text:list>
      <text:p text:style-name="First_20_paragraph">Además, el análisis de la literatura sobre las tipologías de repositorios reveló que existen diferentes tipos (disciplinarios, institucionales y generales), cada uno con sus propias ventajas y desventajas para los investigadores de diferentes áreas. En particular, el trabajo de (Jiang et al. 2023) destaca por su análisis exhaustivo de las pautas para seleccionar repositorios de datos científicos confiables. Este estudio subraya la importancia de:</text:p>
      <text:list text:style-name="L3">
        <text:list-item>
          <text:p text:style-name="P3"><text:span text:style-name="T2">Fiabilidad</text:span>: El repositorio debe cumplir con estándares y principios establecidos, como los principios FAIR, y contar con una estructura de gobierno clara y políticas transparentes.</text:p>
        </text:list-item>
        <text:list-item>
          <text:p text:style-name="P3"><text:span text:style-name="T2">Cumplimiento de los principios FAIR</text:span>: El repositorio debe proporcionar metadatos claros y admitir la interoperabilidad entre diferentes formatos de datos.</text:p>
        </text:list-item>
        <text:list-item>
          <text:p text:style-name="P3"><text:span text:style-name="T2">Reputación y reconocimiento</text:span>: El repositorio debe gozar de buena reputación dentro de la comunidad científica y contar con el respaldo de organizaciones profesionales o instituciones académicas.</text:p>
        </text:list-item>
        <text:list-item>
          <text:p text:style-name="P3"><text:span text:style-name="T2">Infraestructura técnica</text:span>: El repositorio debe contar con una infraestructura sólida en términos de capacidad de almacenamiento, seguridad de los datos y protocolos de respaldo.</text:p>
        </text:list-item>
        <text:list-item>
          <text:p text:style-name="P3"><text:span text:style-name="T2">Documentación y soporte al usuario</text:span>: El repositorio debe proporcionar documentación completa y un buen soporte técnico para facilitar su uso.</text:p>
        </text:list-item>
        <text:list-item>
          <text:p text:style-name="P3"><text:span text:style-name="T2">Sostenibilidad</text:span>: El repositorio debe contar con un modelo de financiación a largo plazo y un plan para garantizar su funcionamiento continuo.</text:p>
        </text:list-item>
      </text:list>
      <text:h text:style-name="Heading_20_2" text:outline-level="2"><text:bookmark-start text:name="consulta-a-experto"/>Consulta a Experto<text:bookmark-end text:name="consulta-a-experto"/></text:h>
      <text:p text:style-name="First_20_paragraph">Las conclusiones derivadas de la entrevista con el experto se basan en un estudio interno realizado por la Agencia Nacional de Investigación e Innovación (ANII). Este estudio, aunque no publicado, proporcionó información valiosa sobre las perspectivas de los investigadores en el contexto local. El estudio de la ANII reveló que los investigadores tienden a percibirse principalmente como consumidores de datos, más que como productores. Esta percepción influye en sus expectativas y necesidades en relación con los repositorios de datos. El experto entrevistado, basándose en los resultados del estudio, destacó tres características clave que los investigadores consideran esenciales al momento de publicar sus datos:</text:p>
      <text:list text:style-name="L4">
        <text:list-item>
          <text:p text:style-name="P4"><text:span text:style-name="T2">Asignación de identificadores persistentes</text:span>: La asignación de identificadores únicos y permanentes, preferentemente DOI, es vista como un requisito fundamental, especialmente debido a que muchas revistas científicas los exigen para la evaluación y citación de artículos.</text:p>
        </text:list-item>
        <text:list-item>
          <text:p text:style-name="P4"><text:span text:style-name="T2">Sostenibilidad y perdurabilidad</text:span>: La capacidad del repositorio para garantizar la conservación de los datos a largo plazo es considerada crucial para asegurar su disponibilidad y reutilización futura.</text:p>
        </text:list-item>
        <text:list-item>
          <text:p text:style-name="P4"><text:span text:style-name="T2">Interoperabilidad</text:span>: La capacidad del repositorio para facilitar la integración y el intercambio de datos entre diferentes plataformas y sistemas es vista como esencial para maximizar el impacto y la reutilización de los datos.</text:p>
        </text:list-item>
      </text:list>
      <text:h text:style-name="Heading_20_2" text:outline-level="2"><text:bookmark-start text:name="análisis-de-catálogos-de-repositorios-1"/>Análisis de Catálogos de Repositorios<text:bookmark-end text:name="análisis-de-catálogos-de-repositorios-1"/></text:h>
      <text:p text:style-name="TableCaption">[tab:catalogs]Tabla de catálogos de repositorios de dato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Nombre</text:p>
            </table:table-cell>
            <table:table-cell table:style-name="TableHeaderRowCell" office:value-type="string">
              <text:p text:style-name="Table_20_Heading">Descripción</text:p>
            </table:table-cell>
            <table:table-cell table:style-name="TableHeaderRowCell" office:value-type="string">
              <text:p text:style-name="Table_20_Heading">Proceso de registro</text:p>
            </table:table-cell>
            <table:table-cell table:style-name="TableHeaderRowCell" office:value-type="string">
              <text:p text:style-name="Table_20_Heading">Especialización</text:p>
            </table:table-cell>
            <table:table-cell table:style-name="TableHeaderRowCell" office:value-type="string">
              <text:p text:style-name="Table_20_Heading">URL</text:p>
            </table:table-cell>
          </table:table-row>
        </table:table-header-rows>
        <table:table-row>
          <table:table-cell table:style-name="TableRowCell" office:value-type="string">
            <text:p text:style-name="Table_20_Contents">ROAR</text:p>
          </table:table-cell>
          <table:table-cell table:style-name="TableRowCell" office:value-type="string">
            <text:p text:style-name="Table_20_Contents">Registro de repositorios de acceso abierto, con información recopilada de diversas fuentes, incluyendo OpenDOAR.</text:p>
          </table:table-cell>
          <table:table-cell table:style-name="TableRowCell" office:value-type="string">
            <text:p text:style-name="Table_20_Contents">Revisión manual por comité de expertos</text:p>
          </table:table-cell>
          <table:table-cell table:style-name="TableRowCell" office:value-type="string">
            <text:p text:style-name="Table_20_Contents">Repositorios institucionales de acceso abierto</text:p>
          </table:table-cell>
          <table:table-cell table:style-name="TableRowCell" office:value-type="string">
            <text:p text:style-name="Table_20_Contents"><text:a xlink:type="simple" xlink:href="http://roar.eprints.org/" office:name=""><text:span text:style-name="Definition">http://roar.eprints.org/</text:span></text:a></text:p>
          </table:table-cell>
        </table:table-row>
        <table:table-row>
          <table:table-cell table:style-name="TableRowCell" office:value-type="string">
            <text:p text:style-name="Table_20_Contents">Open DOAR</text:p>
          </table:table-cell>
          <table:table-cell table:style-name="TableRowCell" office:value-type="string">
            <text:p text:style-name="Table_20_Contents">Directorio global de repositorios de investigación de acceso abierto que ofrece acceso a recursos y productos académicos, incluyendo repositorios de datos</text:p>
          </table:table-cell>
          <table:table-cell table:style-name="TableRowCell" office:value-type="string">
            <text:p text:style-name="Table_20_Contents">Revisión manual por comité de expertos</text:p>
          </table:table-cell>
          <table:table-cell table:style-name="TableRowCell" office:value-type="string">
            <text:p text:style-name="Table_20_Contents">Repositorios institucionales de investigación de acceso abierto</text:p>
          </table:table-cell>
          <table:table-cell table:style-name="TableRowCell" office:value-type="string">
            <text:p text:style-name="Table_20_Contents"><text:a xlink:type="simple" xlink:href="https://v2.sherpa.ac.uk/opendoar/" office:name=""><text:span text:style-name="Definition">https://v2.sherpa.ac.uk/opendoar/</text:span></text:a></text:p>
          </table:table-cell>
        </table:table-row>
        <table:table-row>
          <table:table-cell table:style-name="TableRowCell" office:value-type="string">
            <text:p text:style-name="Table_20_Contents">Re3data</text:p>
          </table:table-cell>
          <table:table-cell table:style-name="TableRowCell" office:value-type="string">
            <text:p text:style-name="Table_20_Contents">Registro global de repositorios de datos de investigación de diferentes disciplinas académicas, recomendado por DataCite y requerido por OpenAIRE. Presenta un esquema de datos compatible con estándares comunitarios</text:p>
          </table:table-cell>
          <table:table-cell table:style-name="TableRowCell" office:value-type="string">
            <text:p text:style-name="Table_20_Contents">Revisión manual por comité de expertos</text:p>
          </table:table-cell>
          <table:table-cell table:style-name="TableRowCell" office:value-type="string">
            <text:p text:style-name="Table_20_Contents">Repositorios de datos de investigación</text:p>
          </table:table-cell>
          <table:table-cell table:style-name="TableRowCell" office:value-type="string">
            <text:p text:style-name="Table_20_Contents"><text:a xlink:type="simple" xlink:href="https://www.re3data.org/" office:name=""><text:span text:style-name="Definition">https://www.re3data.org/</text:span></text:a></text:p>
          </table:table-cell>
        </table:table-row>
        <table:table-row>
          <table:table-cell table:style-name="TableRowCell" office:value-type="string">
            <text:p text:style-name="Table_20_Contents">FAIR Sharing</text:p>
          </table:table-cell>
          <table:table-cell table:style-name="TableRowCell" office:value-type="string">
            <text:p text:style-name="Table_20_Contents">Portal web que describe estándares, bases de datos y políticas de datos, con un enfoque en los principios FAIR. Complementa su información con la de openAIRE</text:p>
          </table:table-cell>
          <table:table-cell table:style-name="TableRowCell" office:value-type="string">
            <text:p text:style-name="Table_20_Contents">Sistema de registro y revisión colaborativo y comunitario</text:p>
          </table:table-cell>
          <table:table-cell table:style-name="TableRowCell" office:value-type="string">
            <text:p text:style-name="Table_20_Contents">Relaciona diferentes elementos de la ciencia abierta, dentro de ellos, los repositorios de datos</text:p>
          </table:table-cell>
          <table:table-cell table:style-name="TableRowCell" office:value-type="string">
            <text:p text:style-name="Table_20_Contents"><text:a xlink:type="simple" xlink:href="https://fairsharing.org/" office:name=""><text:span text:style-name="Definition">https://fairsharing.org/</text:span></text:a></text:p>
          </table:table-cell>
        </table:table-row>
        <table:table-row>
          <table:table-cell table:style-name="TableRowCell" office:value-type="string">
            <text:p text:style-name="Table_20_Contents">Open AIRE</text:p>
          </table:table-cell>
          <table:table-cell table:style-name="TableRowCell" office:value-type="string">
            <text:p text:style-name="Table_20_Contents">Servicio que interconecta varios catálogos y proporciona información sobre las relaciones entre repositorios, autores, instituciones y agencias de financiación, aunque no registra información propia. La información primaria sobre repositorios es en su mayoría de re3data</text:p>
          </table:table-cell>
          <table:table-cell table:style-name="TableRowCell" office:value-type="string">
            <text:p text:style-name="Table_20_Contents">Consume información de servicios externos, no registra información propia</text:p>
          </table:table-cell>
          <table:table-cell table:style-name="TableRowCell" office:value-type="string">
            <text:p text:style-name="Table_20_Contents">Relación entre diferentes elementos de la ciencia abierta, poco enfocado en los repositorios</text:p>
          </table:table-cell>
          <table:table-cell table:style-name="TableRowCell" office:value-type="string">
            <text:p text:style-name="Table_20_Contents"><text:a xlink:type="simple" xlink:href="https://graph.openaire.eu/docs/" office:name=""><text:span text:style-name="Definition">https://graph.openaire.eu/docs/</text:span></text:a></text:p>
          </table:table-cell>
        </table:table-row>
        <table:table-row>
          <table:table-cell table:style-name="TableRowCell" office:value-type="string">
            <text:p text:style-name="Table_20_Contents">Repository Finder</text:p>
          </table:table-cell>
          <table:table-cell table:style-name="TableRowCell" office:value-type="string">
            <text:p text:style-name="Table_20_Contents">Interfaz web de consulta para el PID Graph (modelo de relacionamiento entre la infraestructura de la ciencia), que recopila información sobre recursos académicos y sus interconexiones. Promueve la interconexión de distintos recursos mediante la utilización del estándar de identificadores DOI</text:p>
          </table:table-cell>
          <table:table-cell table:style-name="TableRowCell" office:value-type="string">
            <text:p text:style-name="Table_20_Contents">Repositorios de datos de investigación, con foco en los contenidos de los mismos</text:p>
          </table:table-cell>
          <table:table-cell table:style-name="TableRowCell" office:value-type="string">
            <text:p text:style-name="Table_20_Contents">Permite el registro de organizaciones propias mediante un sistema relacionado DataCite Fábrica pero tambien indexa los datos de re3data</text:p>
          </table:table-cell>
          <table:table-cell table:style-name="TableRowCell" office:value-type="string">
            <text:p text:style-name="Table_20_Contents"><text:a xlink:type="simple" xlink:href="https://commons.datacite.org/repositories" office:name=""><text:span text:style-name="Definition">https://commons.datacite.org/repositories</text:span></text:a></text:p>
          </table:table-cell>
        </table:table-row>
      </table:table>
      <text:p text:style-name="First_20_paragraph">El análisis comparativo de los catálogos de repositories, cuyos detalles se presentan en la tabla <text:a xlink:type="simple" xlink:href="#tab:catalogs" office:name=""><text:span text:style-name="Definition">1</text:span></text:a>, permitió obtener una visión general de las características y funcionalidades que ofrecen estas plataformas. Los principales hallazgos fueron:</text:p>
      <text:list text:style-name="L5">
        <text:list-item>
          <text:p text:style-name="P5"><text:span text:style-name="T2">re3data</text:span> se identificó como la fuente de datos primarios más completa y actualizada sobre repositorios de datos de investigación. Sin embargo, una pequeña porción de sus datos almacenados presentan importantes problemas de calidad que no permiten evaluar la vigencia o actualidad de los datos provistos, mientras que otra porción mayor presenta algunos errores de normalización subsanables automáticamente.</text:p>
        </text:list-item>
        <text:list-item>
          <text:p text:style-name="P5"><text:span text:style-name="T2">FAIRsharing</text:span> y <text:span text:style-name="T2">OpenAIRE</text:span> se destacaron como fuentes secundarias valiosas, ya que integran y relacionan información de diversas fuentes, proporcionando un contexto más amplio.</text:p>
        </text:list-item>
        <text:list-item>
          <text:p text:style-name="P5"><text:span text:style-name="T2">Repository Finder</text:span> ofrece información detallada sobre el contenido de cada repositorio, lo que puede ser útil para los investigadores que buscan datos específicos.</text:p>
        </text:list-item>
        <text:list-item>
          <text:p text:style-name="P5"><text:span text:style-name="T2">OpenDOAR</text:span> y <text:span text:style-name="T2">ROAR</text:span> no proporcionan datos con suficiente especificidad para un análisis automatizado en profundidad.</text:p>
        </text:list-item>
        <text:list-item>
          <text:p text:style-name="P5">La disponibilidad de una <text:span text:style-name="T2">API</text:span> se identificó como un factor crucial para facilitar la extracción eficiente de información de los repositorios.</text:p>
        </text:list-item>
      </text:list>
      <text:h text:style-name="Heading_20_1" text:outline-level="1"><text:bookmark-start text:name="conclusiones"/>Conclusiones<text:bookmark-end text:name="conclusiones"/></text:h>
      <text:p text:style-name="First_20_paragraph">Este trabajo se desarrolló en el contexto de la investigación educativa y la publicación de datos de investigación asociados a esta área. Se reconoce que la investigación educativa comparte varias características con la investigación en general en lo que respecta a la gestión de datos, pero también presenta desafíos específicos relacionados con la heterogeneidad de los datos y las restricciones éticas y legales.<text:line-break/>El análisis realizado subraya la importancia de abordar las necesidades de los investigadores en relación con los repositorios de datos. Se identificó que la interoperabilidad, el apoyo institucional y la asistencia técnica son aspectos cruciales para la comunidad investigadora. Además, se constató un desconocimiento generalizado sobre las opciones disponibles de repositorios de datos, a pesar de que los investigadores reconocen la importancia de las prácticas de publicación de datos.<text:line-break/>Es importante destacar la apertura de los investigadores hacia la publicación de datos y su reconocimiento de los beneficios que esto conlleva tanto para quienes publican como para quienes acceden a los datos. Sin embargo, las herramientas tecnológicas actuales no parecen ofrecer una solución integral que cubra todas las necesidades de los investigadores educativos en materia de publicación de datos.<text:line-break/>A pesar de esta limitación, el estudio permitió realizar una evaluación comparativa de los catálogos de repositorios de datos de investigación. En este sentido, <text:span text:style-name="T2">FAIRSharing</text:span> se destaca como la herramienta que ofrece los mejores niveles de curaduría y calidad de datos. También se resalta su modelo de sostenibilidad y la transparencia de sus criterios y procesos. <text:span text:style-name="T2">FAIRSharing</text:span> proporciona una visión orgánica del proceso de publicación y de la infraestructura de investigación abierta. Debido a que la base de datos de <text:span text:style-name="T2">FAIRSharing</text:span> carece de algunos registros, se recomienda realizar una consulta paralela en <text:span text:style-name="T2">Repository Finder</text:span>.<text:line-break/>En cuanto a la evolución de las tecnologías para la catalogación de repositorios, <text:span text:style-name="T2">re3data</text:span>, si bien sigue cumpliendo un rol fundamental como fuente primaria de información, ha sido superado por herramientas que ofrecen una mejor usabilidad e interoperabilidad.<text:line-break/>En conclusión, este estudio proporciona información valiosa para los investigadores educativos que buscan publicar sus datos de investigación. Al destacar los factores clave que influyen en la elección de repositorios y al evaluar las características de los catálogos de repositorios disponibles, se busca facilitar la toma de decisiones informadas y promover una mayor adopción de prácticas de datos abiertos en el campo de la investigación educativa.<text:line-break/></text:p>
      <text:h text:style-name="Heading_20_1" text:outline-level="1"><text:bookmark-start text:name="referencias"/>Referencias<text:bookmark-end text:name="referencias"/></text:h>
      <text:p text:style-name="First_20_paragraph">Antonio, Marcy, Kara Schick-Makaroff, James Doiron, Laurene Sheilds, Lacie White, and Anita Molzahn. 2019. “Qualitative Data Management and Analysis Within a Data Repository.” <text:span text:style-name="T3">Western Journal of Nursing Research</text:span> 42 (October): 019394591988170. <text:a xlink:type="simple" xlink:href="https://doi.org/10.1177/0193945919881706" office:name=""><text:span text:style-name="Definition">https://doi.org/10.1177/0193945919881706</text:span></text:a>.</text:p>
      <text:p text:style-name="Text_20_body">Ávila Barrientos, E. 2024. “Explorando El Papel de Los Repositorios de Datos de Investigación En El Contexto de La Ciencia Abierta.” <text:span text:style-name="T3">Métodos de Información</text:span> 15 (28): 1–29. <text:a xlink:type="simple" xlink:href="https://doi.org/10.5557/IIMEI15-N28-001029" office:name=""><text:span text:style-name="Definition">https://doi.org/10.5557/IIMEI15-N28-001029</text:span></text:a>.</text:p>
      <text:p text:style-name="Text_20_body">Barczak, G., C. Hopp, J. Kaminski, F. Piller, and G. Pruschak. 2022. “How Open Is Innovation Research? – an Empirical Analysis of Data Sharing Among Innovation Scholars.” <text:span text:style-name="T3">Industry and Innovation</text:span> 29 (2): 186–218. <text:a xlink:type="simple" xlink:href="https://doi.org/10.1080/13662716.2021.1967727" office:name=""><text:span text:style-name="Definition">https://doi.org/10.1080/13662716.2021.1967727</text:span></text:a>.</text:p>
      <text:p text:style-name="Text_20_body">Behnke, Christoph, Lucía Bonino, Giuliano Coen, Yves Le Franc, Johanna Parland-von Essen, Liny Riungu-Kalliosaari, and Christine Staiger. 2020. “D2.3 Set of Fair Data Repositories Features (1.0).” FAIRsFAIR. <text:a xlink:type="simple" xlink:href="https://doi.org/10.5281/zenodo.5361952" office:name=""><text:span text:style-name="Definition">https://doi.org/10.5281/zenodo.5361952</text:span></text:a>.</text:p>
      <text:p text:style-name="Text_20_body">Borgman, C. 2016. <text:span text:style-name="T3">Big Data, Little Data, No Data: Scholarship in the Networked World</text:span>. MIT Press.</text:p>
      <text:p text:style-name="Text_20_body">Borgman, C., A. Scharnhorst, and M. S. Golshan. 2018. “Digital Data Archives as Knowledge Infrastructures: Mediating Data Sharing and Reuse.” <text:span text:style-name="T3">Journal of the Association for Information Science and Technology</text:span> 70. <text:a xlink:type="simple" xlink:href="https://doi.org/10.1002/asi.24172" office:name=""><text:span text:style-name="Definition">https://doi.org/10.1002/asi.24172</text:span></text:a>.</text:p>
      <text:p text:style-name="Text_20_body">Casali, A., R. Fernández, and S. Martínez. 2022. “Datos Abiertos En Educación: Barreras, Estrategias Y Desafíos En Contextos Latinoamericanos.” <text:span text:style-name="T3">Revista Iberoamericana de Educación Superior</text:span> 13 (36): 1–17.</text:p>
      <text:p text:style-name="Text_20_body">European Commission. 2016. “H2020 Programme Guidelines on Fair Data Management in Horizon 2020.” European Commission. <text:a xlink:type="simple" xlink:href="https://ec.europa.eu" office:name=""><text:span text:style-name="Definition">https://ec.europa.eu</text:span></text:a>.</text:p>
      <text:p text:style-name="Text_20_body">Gomes, D. G. E., P. Pottier, R. Crystal-Ornelas, E. J. Hudgins, V. Foroughirad, L. L. Sánchez-Reyes, R. Turba, et al. 2022. “Why Don’t We Share Data and Code? Perceived Barriers and Benefits to Public Archiving Practices.” <text:span text:style-name="T3">Proceedings. Biological Sciences</text:span> 289 (1987): 20221113. <text:a xlink:type="simple" xlink:href="https://doi.org/10.1098/rspb.2022.1113" office:name=""><text:span text:style-name="Definition">https://doi.org/10.1098/rspb.2022.1113</text:span></text:a>.</text:p>
      <text:p text:style-name="Text_20_body">Gray, R. 2023. “The Challenges of Open Data Sharing for Qualitative Researchers.” <text:span text:style-name="T3">PLOS ONE</text:span> 18 (3): e0283456. <text:a xlink:type="simple" xlink:href="https://doi.org/10.1371/journal.pone.0283456" office:name=""><text:span text:style-name="Definition">https://doi.org/10.1371/journal.pone.0283456</text:span></text:a>.</text:p>
      <text:p text:style-name="Text_20_body">Jiang, Lin, Zhen Li, Peng Wang, Cheng Li, and Yiming Zhou. 2023. “The Construction Practice and Prospects of Global Scientific Data Repository Platform.” <text:span text:style-name="T3">China Scientific Data</text:span> 8 (1). <text:a xlink:type="simple" xlink:href="https://doi.org/10.11922/11-6035.csd.2023.0027.zh" office:name=""><text:span text:style-name="Definition">https://doi.org/10.11922/11-6035.csd.2023.0027.zh</text:span></text:a>.</text:p>
      <text:p text:style-name="Text_20_body">Krähmer, D., L. Schächtele, and A. Schneck. 2023. “Care to Share? Experimental Evidence on Code Sharing Behavior in the Social Sciences.” <text:span text:style-name="T3">PLOS ONE</text:span> 18 (8): e0289380. <text:a xlink:type="simple" xlink:href="https://doi.org/10.1371/journal.pone.0289380" office:name=""><text:span text:style-name="Definition">https://doi.org/10.1371/journal.pone.0289380</text:span></text:a>.</text:p>
      <text:p text:style-name="Text_20_body">Lin, Dawei, James Crabtree, Ingrid Dillo, Robert R. Downs, Rob Edmunds, David Giaretta, Marisa De Giusti, et al. 2020. “The Trust Principles for Digital Repositories.” <text:span text:style-name="T3">Scientific Data</text:span> 7 (1): 1–5. <text:a xlink:type="simple" xlink:href="https://doi.org/10.1038/s41597-020-0486-7" office:name=""><text:span text:style-name="Definition">https://doi.org/10.1038/s41597-020-0486-7</text:span></text:a>.</text:p>
      <text:p text:style-name="Text_20_body">OECD. 2020. <text:span text:style-name="T3">Recommendation of the Council on Access to Research Data from Public Funding</text:span>. <text:a xlink:type="simple" xlink:href="https://www.oecd.org/sti/inno/research-data.htm" office:name=""><text:span text:style-name="Definition">https://www.oecd.org/sti/inno/research-data.htm</text:span></text:a>.</text:p>
      <text:p text:style-name="Text_20_body">Pampel, H. 2013. “Re3data.org: A Registry of Research Data Repositories.” <text:span text:style-name="T3">D-Lib Magazine</text:span> 19 (11/12). <text:a xlink:type="simple" xlink:href="https://doi.org/10.1045/november2013-pampel" office:name=""><text:span text:style-name="Definition">https://doi.org/10.1045/november2013-pampel</text:span></text:a>.</text:p>
      <text:p text:style-name="Text_20_body">UNESCO. 2021. <text:span text:style-name="T3">Recommendation on Open Science</text:span>. <text:a xlink:type="simple" xlink:href="https://unesdoc.unesco.org/ark:/48223/pf0000379949" office:name=""><text:span text:style-name="Definition">https://unesdoc.unesco.org/ark:/48223/pf0000379949</text:span></text:a>.</text:p>
      <text:p text:style-name="Text_20_body">Wilkinson, M. D., M. Dumontier, I. J. Aalbersberg, G. Appleton, M. Axton, A. Baak, and B. Mons. 2016. “The Fair Guiding Principles for Scientific Data Management and Stewardship.” <text:span text:style-name="T3">Scientific Data</text:span> 3: 160018. <text:a xlink:type="simple" xlink:href="https://doi.org/10.1038/sdata.2016.18" office:name=""><text:span text:style-name="Definition">https://doi.org/10.1038/sdata.2016.18</text:span></text:a>.</text:p>
      <text:p text:style-name="Text_20_body">Witt, Michael, Matthew Cannon, Allyson Lister, Washington Segundo, Kathleen Shearer, Kazu Yamaji, and Research Data Alliance Data Repository Attributes Working Group. 2024. “RDA Common Descriptive Attributes of Research Data Repositories.” Zenodo. <text:a xlink:type="simple" xlink:href="https://doi.org/10.15497/RDA00103" office:name=""><text:span text:style-name="Definition">https://doi.org/10.15497/RDA0010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riterios para seleccionar repositorios de datos abiertos en investigación educativa</dc:title>
    <dc:description/>
    <dc:subject/>
    <meta:keyword/>
    <meta:initial-creator/>
    <dc:creator/>
    <meta:creation-date>2025-06-21T16:38:56Z</meta:creation-date>
    <dc:date>2025-06-21T16:38:56Z</dc:date>
    <meta:user-defined meta:name="abstract" meta:value-type="string"/>
    <meta:user-defined meta:name="bibliography" meta:value-type="string"/>
  </office:meta>
</office:document-meta>
</file>